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8.96cm" table:align="left"/>
    </style:style>
    <style:style style:name="Tabela1.A" style:family="table-column">
      <style:table-column-properties style:column-width="0.476cm"/>
    </style:style>
    <style:style style:name="Tabela1.B" style:family="table-column">
      <style:table-column-properties style:column-width="18.484cm"/>
    </style:style>
    <style:style style:name="Tabela1.A1" style:family="table-cell">
      <style:table-cell-properties style:vertical-align="middle" fo:padding="0.049cm" fo:border="none"/>
    </style:style>
    <style:style style:name="Tabela2" style:family="table">
      <style:table-properties style:width="0.298cm" table:align="left"/>
    </style:style>
    <style:style style:name="Tabela2.A" style:family="table-column">
      <style:table-column-properties style:column-width="0.298cm"/>
    </style:style>
    <style:style style:name="Tabela2.A1" style:family="table-cell">
      <style:table-cell-properties style:vertical-align="middle" fo:padding="0.049cm" fo:border="none"/>
    </style:style>
    <style:style style:name="Tabela3" style:family="table">
      <style:table-properties style:width="18.96cm" table:align="left"/>
    </style:style>
    <style:style style:name="Tabela3.A" style:family="table-column">
      <style:table-column-properties style:column-width="0.476cm"/>
    </style:style>
    <style:style style:name="Tabela3.B" style:family="table-column">
      <style:table-column-properties style:column-width="18.484cm"/>
    </style:style>
    <style:style style:name="Tabela3.A1" style:family="table-cell">
      <style:table-cell-properties style:vertical-align="middle" fo:padding="0.049cm" fo:border="none"/>
    </style:style>
    <style:style style:name="Tabela4" style:family="table">
      <style:table-properties style:width="0.298cm" table:align="left"/>
    </style:style>
    <style:style style:name="Tabela4.A" style:family="table-column">
      <style:table-column-properties style:column-width="0.298cm"/>
    </style:style>
    <style:style style:name="Tabela4.A1" style:family="table-cell">
      <style:table-cell-properties style:vertical-align="middle" fo:padding="0.049cm" fo:border="none"/>
    </style:style>
    <style:style style:name="Tabela5" style:family="table">
      <style:table-properties style:width="10.964cm" table:align="left"/>
    </style:style>
    <style:style style:name="Tabela5.A" style:family="table-column">
      <style:table-column-properties style:column-width="0.476cm"/>
    </style:style>
    <style:style style:name="Tabela5.B" style:family="table-column">
      <style:table-column-properties style:column-width="10.488cm"/>
    </style:style>
    <style:style style:name="Tabela5.A1" style:family="table-cell">
      <style:table-cell-properties style:vertical-align="middle" fo:padding="0.049cm" fo:border="none"/>
    </style:style>
    <style:style style:name="Tabela6" style:family="table">
      <style:table-properties style:width="0.298cm" table:align="left"/>
    </style:style>
    <style:style style:name="Tabela6.A" style:family="table-column">
      <style:table-column-properties style:column-width="0.298cm"/>
    </style:style>
    <style:style style:name="Tabela6.A1" style:family="table-cell">
      <style:table-cell-properties style:vertical-align="middle" fo:padding="0.049cm" fo:border="none"/>
    </style:style>
    <style:style style:name="P1" style:family="paragraph" style:parent-style-name="Text_20_body" style:list-style-name="L7"/>
    <style:style style:name="P2" style:family="paragraph" style:parent-style-name="Text_20_body" style:list-style-name="L8"/>
    <style:style style:name="P3" style:family="paragraph" style:parent-style-name="Text_20_body" style:list-style-name="L9"/>
    <style:style style:name="P4" style:family="paragraph" style:parent-style-name="Text_20_body" style:list-style-name="L7">
      <style:paragraph-properties fo:margin-top="0cm" fo:margin-bottom="0cm" loext:contextual-spacing="false"/>
    </style:style>
    <style:style style:name="P5" style:family="paragraph" style:parent-style-name="Text_20_body" style:list-style-name="L8">
      <style:paragraph-properties fo:margin-top="0cm" fo:margin-bottom="0cm" loext:contextual-spacing="false"/>
    </style:style>
    <style:style style:name="P6" style:family="paragraph" style:parent-style-name="Text_20_body" style:list-style-name="L9">
      <style:paragraph-properties fo:margin-top="0cm" fo:margin-bottom="0cm" loext:contextual-spacing="false"/>
    </style:style>
    <style:style style:name="P7" style:family="paragraph" style:parent-style-name="Text_20_body">
      <style:paragraph-properties fo:break-before="page"/>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writing-mode="lr-tb"/>
    </style:style>
    <style:style style:name="P10" style:family="paragraph" style:parent-style-name="Preformatted_20_Text">
      <style:paragraph-properties fo:margin-left="1cm" fo:margin-right="1cm" fo:text-indent="0cm" style:auto-text-indent="false"/>
    </style:style>
    <style:style style:name="P11" style:family="paragraph" style:parent-style-name="Preformatted_20_Text">
      <style:paragraph-properties fo:margin-left="1cm" fo:margin-right="1cm" fo:margin-top="0cm" fo:margin-bottom="0.499cm" loext:contextual-spacing="false" fo:text-indent="0cm" style:auto-text-indent="false"/>
    </style:style>
    <style:style style:name="P12" style:family="paragraph" style:parent-style-name="Preformatted_20_Text">
      <style:paragraph-properties fo:margin-top="0cm" fo:margin-bottom="0.499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askubuntu.com/questions/446183/how-to-set-up-nat-and-host-only-networking-with-static-ip-address-in-virtualbox" text:style-name="Internet_20_link" text:visited-style-name="Visited_20_Internet_20_Link">How to set up NAT and Host-Only networking with static IP address in VirtualBox</text:a></text:h>
      <text:p text:style-name="Text_20_body">I am trying to set up a set of guests in VirtualBox, such that each of them can access the Internet as well as be visible to each other and to the host. I also want the guests to have static IP addresses.</text:p>
      <text:p text:style-name="Text_20_body">Here's the procedure that I have followed so far:</text:p>
      <text:list xml:id="list1513442859510609356" text:style-name="L7">
        <text:list-item>
          <text:p text:style-name="P4">Switch off the DHCP Server feature of the Host-Only network to be used in this setup </text:p>
        </text:list-item>
        <text:list-item>
          <text:p text:style-name="P4">Change the IP address assigned to the host to 192.168.56.254 </text:p>
        </text:list-item>
        <text:list-item>
          <text:p text:style-name="P4">Create a guest machine with 2 networking interface cards (NIC) </text:p>
        </text:list-item>
        <text:list-item>
          <text:p text:style-name="P4">Configure the 1st NIC to use NAT </text:p>
        </text:list-item>
        <text:list-item>
          <text:p text:style-name="P4">Configure the 2nd NIC to use Hot-Only Networking </text:p>
        </text:list-item>
        <text:list-item>
          <text:p text:style-name="P4">Install the OS (Ubuntu Server 13.10) on each of them </text:p>
        </text:list-item>
        <text:list-item>
          <text:p text:style-name="P4">Update the OS </text:p>
        </text:list-item>
        <text:list-item>
          <text:p text:style-name="P1">Configure the networking as follows by editing /etc/network/interfaces </text:p>
        </text:list-item>
      </text:list>
      <text:p text:style-name="Preformatted_20_Text"><text:span text:style-name="Source_20_Text">auto lo</text:span></text:p>
      <text:p text:style-name="Preformatted_20_Text"><text:span text:style-name="Source_20_Text">iface lo inet loopback</text:span></text:p>
      <text:p text:style-name="Preformatted_20_Text"/>
      <text:p text:style-name="Preformatted_20_Text"><text:span text:style-name="Source_20_Text">auto eth0</text:span></text:p>
      <text:p text:style-name="Preformatted_20_Text"><text:span text:style-name="Source_20_Text">iface eth0 inet dhcp</text:span></text:p>
      <text:p text:style-name="Preformatted_20_Text"/>
      <text:p text:style-name="Preformatted_20_Text"><text:span text:style-name="Source_20_Text">auto eth1</text:span></text:p>
      <text:p text:style-name="Preformatted_20_Text"><text:span text:style-name="Source_20_Text">iface eth1 inet static</text:span></text:p>
      <text:p text:style-name="Preformatted_20_Text"><text:span text:style-name="Source_20_Text">address 192.168.56.1</text:span></text:p>
      <text:p text:style-name="Preformatted_20_Text"><text:span text:style-name="Source_20_Text">netmask 255.255.255.0</text:span></text:p>
      <text:p text:style-name="Preformatted_20_Text"><text:span text:style-name="Source_20_Text">network 192.168.56.0</text:span></text:p>
      <text:p text:style-name="Preformatted_20_Text"><text:span text:style-name="Source_20_Text">broadcast 192.168.56.255</text:span></text:p>
      <text:p text:style-name="Preformatted_20_Text"><text:span text:style-name="Source_20_Text">gateway 192.168.56.254</text:span></text:p>
      <text:p text:style-name="Preformatted_20_Text"><text:span text:style-name="Source_20_Text">dns-search cloudspace.local</text:span></text:p>
      <text:p text:style-name="P12"><text:span text:style-name="Source_20_Text">dns-nameservers 8.8.8.8 8.8.4.4</text:span></text:p>
      <text:list xml:id="list2247764878011021628" text:style-name="L8">
        <text:list-item>
          <text:p text:style-name="P5">Save the file </text:p>
        </text:list-item>
        <text:list-item>
          <text:p text:style-name="P2">Reboot </text:p>
        </text:list-item>
      </text:list>
      <text:p text:style-name="Text_20_body">When the guest boots up again, the Host-Only networking is working fine. The host/guest and guest/guest pairs of machines can ping each other, however the Internet isn't working as <text:span text:style-name="Source_20_Text">apt-get</text:span> fails.</text:p>
      <text:p text:style-name="Text_20_body">If I then issue a <text:span text:style-name="Source_20_Text">service networking restart</text:span> command, the networking begins to work as it should.</text:p>
      <text:p text:style-name="Text_20_body">What am I doing wrong?</text:p>
      <text:p text:style-name="Text_20_body">I have tried switching the order in which the NICs appear in the <text:span text:style-name="Source_20_Text">/etc/network/interfaces</text:span> file. I have also swapped the NAT/Host-Only Network around between the 2 NICs. Nothing worked.</text:p>
      <text:p text:style-name="Text_20_body">The host is Windows 8.1 and the guest is Ubuntu Server 13.10. I have tried the same on Mac OS X with similar results.</text:p>
      <text:p text:style-name="Text_20_body">I would greatly appreciate any help in this.</text:p>
      <text:p text:style-name="Text_20_body"><text:span text:style-name="Strong_20_Emphasis">Update:</text:span></text:p>
      <text:p text:style-name="Text_20_body"><text:soft-page-break/>I have included the output from the following commands below, to help in diagnostics:</text:p>
      <text:list xml:id="list1054476507377083287" text:style-name="L9">
        <text:list-item>
          <text:p text:style-name="P6">cat /etc/network/interfaces </text:p>
        </text:list-item>
        <text:list-item>
          <text:p text:style-name="P6">ifconfig -a </text:p>
        </text:list-item>
        <text:list-item>
          <text:p text:style-name="P3">route -n </text:p>
        </text:list-item>
      </text:list>
      <text:p text:style-name="Preformatted_20_Text"><text:span text:style-name="Source_20_Text">$ cat /etc/network/interfaces</text:span></text:p>
      <text:p text:style-name="Preformatted_20_Text"><text:span text:style-name="Source_20_Text">auto lo</text:span></text:p>
      <text:p text:style-name="Preformatted_20_Text"><text:span text:style-name="Source_20_Text">iface lo inet loopback</text:span></text:p>
      <text:p text:style-name="Preformatted_20_Text"/>
      <text:p text:style-name="Preformatted_20_Text"><text:span text:style-name="Source_20_Text">auto eth0</text:span></text:p>
      <text:p text:style-name="Preformatted_20_Text"><text:span text:style-name="Source_20_Text">iface eth0 inet dhcp</text:span></text:p>
      <text:p text:style-name="Preformatted_20_Text"/>
      <text:p text:style-name="Preformatted_20_Text"><text:span text:style-name="Source_20_Text">auto eth1</text:span></text:p>
      <text:p text:style-name="Preformatted_20_Text"><text:span text:style-name="Source_20_Text">iface eth1 inet static</text:span></text:p>
      <text:p text:style-name="Preformatted_20_Text"><text:span text:style-name="Source_20_Text">address 192.168.56.1</text:span></text:p>
      <text:p text:style-name="Preformatted_20_Text"><text:span text:style-name="Source_20_Text">netmask 255.255.255.0</text:span></text:p>
      <text:p text:style-name="Preformatted_20_Text"><text:span text:style-name="Source_20_Text">network 192.168.56.0</text:span></text:p>
      <text:p text:style-name="Preformatted_20_Text"><text:span text:style-name="Source_20_Text">broadcast 192.168.56.255</text:span></text:p>
      <text:p text:style-name="Preformatted_20_Text"><text:span text:style-name="Source_20_Text">gateway 192.168.56.254</text:span></text:p>
      <text:p text:style-name="Preformatted_20_Text"/>
      <text:p text:style-name="Preformatted_20_Text"><text:span text:style-name="Source_20_Text">$ ifconfig -a</text:span></text:p>
      <text:p text:style-name="Preformatted_20_Text"><text:span text:style-name="Source_20_Text">eth0 <text:s text:c="5"/>Link encap:Ethernet <text:s/>HWaddr 08:00:27:75:47:64</text:span></text:p>
      <text:p text:style-name="Preformatted_20_Text"><text:span text:style-name="Source_20_Text"><text:s text:c="10"/>inet addr:10.0.2.15 <text:s/>Bcast:10.0.2.255 <text:s/>Mask:255.255.255.0</text:span></text:p>
      <text:p text:style-name="Preformatted_20_Text"><text:span text:style-name="Source_20_Text"><text:s text:c="10"/>inet6 addr: fe80::a00:27ff:fe75:4764/64 Scope:Link</text:span></text:p>
      <text:p text:style-name="Preformatted_20_Text"><text:span text:style-name="Source_20_Text"><text:s text:c="10"/>UP BROADCAST RUNNING MULTICAST <text:s/>MTU:1500 <text:s/>Metric:1</text:span></text:p>
      <text:p text:style-name="Preformatted_20_Text"><text:span text:style-name="Source_20_Text"><text:s text:c="10"/>RX packets:2 errors:0 dropped:0 overruns:0 frame:0</text:span></text:p>
      <text:p text:style-name="Preformatted_20_Text"><text:span text:style-name="Source_20_Text"><text:s text:c="10"/>TX packets:10 errors:0 dropped:0 overruns:0 carrier:0</text:span></text:p>
      <text:p text:style-name="Preformatted_20_Text"><text:span text:style-name="Source_20_Text"><text:s text:c="10"/>collisions:0 txqueuelen:1000</text:span></text:p>
      <text:p text:style-name="Preformatted_20_Text"><text:span text:style-name="Source_20_Text"><text:s text:c="10"/>RX bytes:1180 (1.1 KB) <text:s/>TX bytes:1332 (1.3 KB)</text:span></text:p>
      <text:p text:style-name="Preformatted_20_Text"/>
      <text:p text:style-name="Preformatted_20_Text"><text:span text:style-name="Source_20_Text">eth1 <text:s text:c="5"/>Link encap:Ethernet <text:s/>HWaddr 08:00:27:93:98:d8</text:span></text:p>
      <text:p text:style-name="Preformatted_20_Text"><text:span text:style-name="Source_20_Text"><text:s text:c="10"/>inet addr:192.168.56.1 <text:s/>Bcast:192.168.56.255 <text:s/>Mask:255.255.255.0</text:span></text:p>
      <text:p text:style-name="Preformatted_20_Text"><text:span text:style-name="Source_20_Text"><text:s text:c="10"/>inet6 addr: fe80::a00:27ff:fe93:98d8/64 Scope:Link</text:span></text:p>
      <text:p text:style-name="Preformatted_20_Text"><text:span text:style-name="Source_20_Text"><text:s text:c="10"/>UP BROADCAST RUNNING MULTICAST <text:s/>MTU:1500 <text:s/>Metric:1</text:span></text:p>
      <text:p text:style-name="Preformatted_20_Text"><text:span text:style-name="Source_20_Text"><text:s text:c="10"/>RX packets:140 errors:0 dropped:0 overruns:0 frame:0</text:span></text:p>
      <text:p text:style-name="Preformatted_20_Text"><text:span text:style-name="Source_20_Text"><text:s text:c="10"/>TX packets:225 errors:0 dropped:0 overruns:0 carrier:0</text:span></text:p>
      <text:p text:style-name="Preformatted_20_Text"><text:span text:style-name="Source_20_Text"><text:s text:c="10"/>collisions:0 txqueuelen:1000</text:span></text:p>
      <text:p text:style-name="Preformatted_20_Text"><text:span text:style-name="Source_20_Text"><text:s text:c="10"/>RX bytes:14418 (14.4 KB) <text:s/>TX bytes:27378 (27.3 KB)</text:span></text:p>
      <text:p text:style-name="Preformatted_20_Text"/>
      <text:p text:style-name="Preformatted_20_Text"><text:span text:style-name="Source_20_Text">lo <text:s text:c="7"/>Link encap:Local Loopback</text:span></text:p>
      <text:p text:style-name="Preformatted_20_Text"><text:span text:style-name="Source_20_Text"><text:s text:c="10"/>inet addr:127.0.0.1 <text:s/>Mask:255.0.0.0</text:span></text:p>
      <text:p text:style-name="Preformatted_20_Text"><text:span text:style-name="Source_20_Text"><text:s text:c="10"/>inet6 addr: ::1/128 Scope:Host</text:span></text:p>
      <text:p text:style-name="Preformatted_20_Text"><text:span text:style-name="Source_20_Text"><text:s text:c="10"/>UP LOOPBACK RUNNING <text:s/>MTU:65536 <text:s/>Metric:1</text:span></text:p>
      <text:p text:style-name="Preformatted_20_Text"><text:span text:style-name="Source_20_Text"><text:s text:c="10"/>RX packets:16 errors:0 dropped:0 overruns:0 frame:0</text:span></text:p>
      <text:p text:style-name="Preformatted_20_Text"><text:span text:style-name="Source_20_Text"><text:s text:c="10"/>TX packets:16 errors:0 dropped:0 overruns:0 carrier:0</text:span></text:p>
      <text:p text:style-name="Preformatted_20_Text"><text:span text:style-name="Source_20_Text"><text:s text:c="10"/>collisions:0 txqueuelen:0</text:span></text:p>
      <text:p text:style-name="Preformatted_20_Text"><text:span text:style-name="Source_20_Text"><text:s text:c="10"/>RX bytes:1184 (1.1 KB) <text:s/>TX bytes:1184 (1.1 KB)</text:span></text:p>
      <text:p text:style-name="Preformatted_20_Text"/>
      <text:p text:style-name="Preformatted_20_Text"><text:span text:style-name="Source_20_Text">$ route -n</text:span></text:p>
      <text:p text:style-name="Preformatted_20_Text"><text:span text:style-name="Source_20_Text">Kernel IP routing table</text:span></text:p>
      <text:p text:style-name="Preformatted_20_Text"><text:span text:style-name="Source_20_Text">Destination <text:s text:c="4"/>Gateway <text:s text:c="8"/>Genmask <text:s text:c="8"/>Flags Metric Ref <text:s text:c="3"/>Use Iface</text:span></text:p>
      <text:p text:style-name="Preformatted_20_Text"><text:span text:style-name="Source_20_Text">0.0.0.0 <text:s text:c="8"/>192.168.56.254 <text:s/>0.0.0.0 <text:s text:c="8"/>UG <text:s text:c="3"/>0 <text:s text:c="5"/>0 <text:s text:c="7"/>0 eth1</text:span></text:p>
      <text:p text:style-name="Preformatted_20_Text"><text:span text:style-name="Source_20_Text">10.0.2.0 <text:s text:c="7"/>0.0.0.0 <text:s text:c="8"/>255.255.255.0 <text:s text:c="2"/>U <text:s text:c="4"/>0 <text:s text:c="5"/>0 <text:s text:c="7"/>0 eth0</text:span></text:p>
      <text:p text:style-name="P12"><text:span text:style-name="Source_20_Text">192.168.56.0 <text:s text:c="3"/>0.0.0.0 <text:s text:c="8"/>255.255.255.0 <text:s text:c="2"/>U <text:s text:c="4"/>0 <text:s text:c="5"/>0 <text:s text:c="7"/>0 eth1</text:span></text:p>
      <text:p text:style-name="Standard"/>
      <text:p text:style-name="P7"><text:span text:style-name="Strong_20_Emphasis">Update 2:</text:span></text:p>
      <text:p text:style-name="Text_20_body">After I execute <text:span text:style-name="Source_20_Text">sudo service networking restart</text:span>, the output from <text:span text:style-name="Source_20_Text">route -n</text:span> becomes:</text:p>
      <text:p text:style-name="P10"><text:span text:style-name="Source_20_Text">$ route -n</text:span></text:p>
      <text:p text:style-name="P10"><text:span text:style-name="Source_20_Text">Kernel IP routing table</text:span></text:p>
      <text:p text:style-name="P10"><text:span text:style-name="Source_20_Text">Destination <text:s text:c="4"/>Gateway <text:s text:c="8"/>Genmask <text:s text:c="8"/>Flags Metric Ref <text:s text:c="3"/>Use Iface</text:span></text:p>
      <text:p text:style-name="P10"><text:span text:style-name="Source_20_Text">0.0.0.0 <text:s text:c="8"/>10.0.2.2 <text:s text:c="7"/>0.0.0.0 <text:s text:c="8"/>UG <text:s text:c="3"/>0 <text:s text:c="5"/>0 <text:s text:c="7"/>0 eth0</text:span></text:p>
      <text:p text:style-name="P10"><text:span text:style-name="Source_20_Text">10.0.2.0 <text:s text:c="7"/>0.0.0.0 <text:s text:c="8"/>255.255.255.0 <text:s text:c="2"/>U <text:s text:c="4"/>0 <text:s text:c="5"/>0 <text:s text:c="7"/>0 eth0</text:span></text:p>
      <text:p text:style-name="P11"><text:span text:style-name="Source_20_Text">192.168.56.0 <text:s text:c="3"/>0.0.0.0 <text:s text:c="8"/>255.255.255.0 <text:s text:c="2"/>U <text:s text:c="4"/>0 <text:s text:c="5"/>0 <text:s text:c="7"/>0 eth1</text:span></text:p>
      <text:p text:style-name="Standard">So how do I ensure this configuration on boot?</text:p>
      <text:p text:style-name="Standard"/>
      <text:p text:style-name="Text_20_body">It would be easier to troubleshoot your problem if you posted the results you are getting when trying to ping an external address (like the Google DNS servers you're using), the current network settings, and your routing table.</text:p>
      <text:p text:style-name="Preformatted_20_Text"><text:span text:style-name="Source_20_Text">/sbin/ifconfig -a</text:span></text:p>
      <text:p text:style-name="P12"><text:span text:style-name="Source_20_Text">/sbin/route -n</text:span></text:p>
      <text:p text:style-name="Text_20_body">Without knowing more this is a bit of a shot in the dark, but my guesses are that either a) you are not getting a DHCP address on eth0, or b) your gateway settings for eth1 are messing with the default route DHCP assigned.</text:p>
      <text:p text:style-name="Text_20_body">If you're not getting a DHCP address for eth0, it's probably a misconfiguration in VirtualBox (like getting your adapters backwards).</text:p>
      <text:p text:style-name="Text_20_body">Either way, you don't need a gateway or DNS settings assigned specifically for eth1 since that will be assigned by DHCP on eth0, so I would remove the gateway, dns-search, and dns-nameservers lines from your config. Your virtual machines will still be able to communicate without a gateway setting if they are on the same network and VirtualBox is set up right.</text:p>
      <text:p text:style-name="Text_20_body"><text:span text:style-name="Strong_20_Emphasis">Edit:</text:span> To make sure you don't have a gateway on eth1 after a reboot, remove lines from your eth1 block so that it looks like this:</text:p>
      <text:p text:style-name="Preformatted_20_Text"><text:span text:style-name="Source_20_Text">auto eth1</text:span></text:p>
      <text:p text:style-name="Preformatted_20_Text"><text:span text:style-name="Source_20_Text">iface eth1 inet static</text:span></text:p>
      <text:p text:style-name="Preformatted_20_Text"><text:span text:style-name="Source_20_Text">address 192.168.56.1</text:span></text:p>
      <text:p text:style-name="P12"><text:span text:style-name="Source_20_Text">netmask 255.255.255.0</text:span></text:p>
      <text:p text:style-name="Text_20_body">When you're done, you won't have any gateway lines in your interfaces file.</text:p>
      <text:p text:style-name="Standard"><text:bookmark text:name="comment-585271"/></text:p>
      <table:table table:name="Tabela1" table:style-name="Tabela1">
        <table:table-column table:style-name="Tabela1.A"/>
        <table:table-column table:style-name="Tabela1.B"/>
        <table:table-row>
          <table:table-cell table:style-name="Tabela1.A1" office:value-type="string">
            <table:table table:name="Tabela2" table:style-name="Tabela2">
              <table:table-column table:style-name="Tabela2.A"/>
              <table:table-row>
                <table:table-cell table:style-name="Tabela2.A1" office:value-type="string">
                  <text:p text:style-name="P8"/>
                </table:table-cell>
              </table:table-row>
            </table:table>
            <text:p text:style-name="P8"/>
          </table:table-cell>
          <table:table-cell table:style-name="Tabela1.A1" office:value-type="string">
            <text:p text:style-name="Table_20_Contents">I have added the diagnostics as you suggested. I think the correct answer is (b), i.e., the gateway settings for <text:span text:style-name="Source_20_Text">eth1</text:span> are messing with the default route DHCP assigned. Is there a solution to this? </text:p>
          </table:table-cell>
        </table:table-row>
      </table:table>
      <text:p text:style-name="Standard"/>
      <text:p text:style-name="Standard"><text:bookmark text:name="comment-585279"/></text:p>
      <table:table table:name="Tabela3" table:style-name="Tabela3">
        <table:table-column table:style-name="Tabela3.A"/>
        <table:table-column table:style-name="Tabela3.B"/>
        <table:table-row>
          <table:table-cell table:style-name="Tabela3.A1" office:value-type="string">
            <table:table table:name="Tabela4" table:style-name="Tabela4">
              <table:table-column table:style-name="Tabela4.A"/>
              <table:table-row>
                <table:table-cell table:style-name="Tabela4.A1" office:value-type="string">
                  <text:p text:style-name="P8"/>
                </table:table-cell>
              </table:table-row>
            </table:table>
            <text:p text:style-name="P8"/>
          </table:table-cell>
          <table:table-cell table:style-name="Tabela3.A1" office:value-type="string">
            <text:p text:style-name="P9">I have edited my answer to show the way your eth1 block should look in the interfaces file. You don't need the network or broadcast lines, and you shouldn't have the gateway line. Remove those three. – <text:a xlink:type="simple" xlink:href="http://askubuntu.com/users/267266/jkt123" text:style-name="Internet_20_link" text:visited-style-name="Visited_20_Internet_20_Link">jkt123</text:a> <text:a xlink:type="simple" xlink:href="http://askubuntu.com/questions/446183/how-to-set-up-nat-and-host-only-networking-with-static-ip-address-in-virtualbox#comment585279_446215" text:style-name="Internet_20_link" text:visited-style-name="Visited_20_Internet_20_Link">Apr 11 </text:a></text:p>
          </table:table-cell>
        </table:table-row>
      </table:table>
      <text:p text:style-name="Standard"/>
      <text:p text:style-name="Standard"><text:bookmark text:name="comment-585453"/></text:p>
      <table:table table:name="Tabela5" table:style-name="Tabela5">
        <table:table-column table:style-name="Tabela5.A"/>
        <table:table-column table:style-name="Tabela5.B"/>
        <table:table-row>
          <table:table-cell table:style-name="Tabela5.A1" office:value-type="string">
            <table:table table:name="Tabela6" table:style-name="Tabela6">
              <table:table-column table:style-name="Tabela6.A"/>
              <table:table-row>
                <table:table-cell table:style-name="Tabela6.A1" office:value-type="string">
                  <text:p text:style-name="P8"/>
                </table:table-cell>
              </table:table-row>
            </table:table>
            <text:p text:style-name="P8"/>
          </table:table-cell>
          <table:table-cell table:style-name="Tabela5.A1" office:value-type="string">
            <text:p text:style-name="Table_20_Contents">Brilliant, thanks! That sorted it out. – <text:a xlink:type="simple" xlink:href="http://askubuntu.com/users/219482/umar-farooq-khawaja" text:style-name="Internet_20_link" text:visited-style-name="Visited_20_Internet_20_Link">Umar Farooq Khawaja</text:a></text:p>
          </table:table-cell>
        </table:table-row>
      </table:table>
      <text:p text:style-name="Standard"/>
      <text:p text:style-name="P7">I came up with thissolution, which is the same as @jkt123's answer, and @Umar's question, but shorter. I'd appreciate feedback on it!</text:p>
      <text:p text:style-name="Text_20_body">In virtualbox, <text:span text:style-name="Strong_20_Emphasis">enable both NAT and host-only</text:span> networks. (BTW: It works on my win7 host. I don't know how to do that in linux host).</text:p>
      <text:p text:style-name="Text_20_body">On the host - <text:span text:style-name="Strong_20_Emphasis">find the "host-only" interface's ip</text:span></text:p>
      <text:p text:style-name="Preformatted_20_Text"><text:span text:style-name="Source_20_Text">ipconfig /all <text:s text:c="4"/># for windows host</text:span></text:p>
      <text:p text:style-name="P12"><text:span text:style-name="Source_20_Text">ifconfig -a <text:s text:c="6"/># for linux host</text:span></text:p>
      <text:p text:style-name="Text_20_body">In the guest, <text:span text:style-name="Strong_20_Emphasis">edit /etc/network/interfaces</text:span>. The trick was <text:span text:style-name="Strong_20_Emphasis">reversing the order</text:span> eth1 (host-only) comes BEFORE eth0 (internet/dhcp). I don't know why.</text:p>
      <text:p text:style-name="Preformatted_20_Text"><text:span text:style-name="Source_20_Text">auto lo <text:s text:c="23"/># keep the original loopback settings</text:span></text:p>
      <text:p text:style-name="Preformatted_20_Text"><text:span text:style-name="Source_20_Text">iface lo ... <text:s text:c="18"/># yeah, i don't remember, just keep it.</text:span></text:p>
      <text:p text:style-name="Preformatted_20_Text"/>
      <text:p text:style-name="Preformatted_20_Text"><text:span text:style-name="Source_20_Text"># ----&gt; Ok, this is my addition &lt;-----</text:span></text:p>
      <text:p text:style-name="Preformatted_20_Text"><text:span text:style-name="Source_20_Text">auto eth1 <text:s text:c="21"/></text:span></text:p>
      <text:p text:style-name="Preformatted_20_Text"><text:span text:style-name="Source_20_Text">allow-hotplug eth1 <text:s text:c="12"/># i think hotplug it helps. not sure.</text:span></text:p>
      <text:p text:style-name="Preformatted_20_Text"><text:span text:style-name="Source_20_Text">iface eth1 inet static</text:span></text:p>
      <text:p text:style-name="Preformatted_20_Text"><text:span text:style-name="Source_20_Text">address 192.168.56.100 <text:s text:c="8"/># arbitrary IP address between 2 and 254</text:span></text:p>
      <text:p text:style-name="Preformatted_20_Text"/>
      <text:p text:style-name="Preformatted_20_Text"><text:span text:style-name="Source_20_Text">auto eth0 <text:s text:c="21"/># This is the original content</text:span></text:p>
      <text:p text:style-name="P12"><text:span text:style-name="Source_20_Text">iface eth0 inet dhcp <text:s text:c="10"/># <text:s/>of this file, now at the end.</text:span></text:p>
      <text:p text:style-name="Text_20_body">reboo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32cm" fo:margin-right="1.0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6:32:41.848752903</meta:creation-date>
    <dc:date>2017-01-20T16:36:36.607238108</dc:date>
    <meta:editing-duration>PT3M53S</meta:editing-duration>
    <meta:editing-cycles>5</meta:editing-cycles>
    <meta:generator>LibreOffice/5.1.2.2$Linux_X86_64 LibreOffice_project/10m0$Build-2</meta:generator>
    <meta:document-statistic meta:table-count="6" meta:image-count="0" meta:object-count="0" meta:page-count="4" meta:paragraph-count="120" meta:word-count="1043" meta:character-count="6977" meta:non-whitespace-character-count="5443"/>
  </office:meta>
</office:document-meta>
</file>